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, 'MS P ゴシック', TLPゴシック, LXゴシック, 東風ゴシック, kochigothic, Gothic, 'MS Gothic', 'HG Gothic J', 'HG Gothic B', 'HG Gothic', Gothic, 'MS PGothic', 'Andale Sans UI', 'Arial Unicode MS', 'Lucida Sans Unicode', Tahoma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10104"/>
    <style:style style:name="ce3" style:family="table-cell" style:parent-style-name="Default" style:data-style-name="N37"/>
    <style:style style:name="ce5" style:family="table-cell" style:parent-style-name="Default" style:data-style-name="N10104"/>
    <style:style style:name="ce6" style:family="table-cell" style:parent-style-name="Default" style:data-style-name="N37"/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style-name="ce5" office:value-type="currency" office:currency="USD" office:value="-1500.99" calcext:value-type="currency">
            <text:p>-$1,500.9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cel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table:style-name="ce6" office:value-type="date" office:date-value="1980-11-21" calcext:value-type="date">
            <text:p>21.11.80</text:p>
          </table:table-cell>
          <table:table-cell/>
        </table:table-row>
        <table:table-row table:style-name="ro2">
          <table:table-cell office:value-type="string" calcext:value-type="string">
            <text:p>A cell value</text:p>
            <text:p>That contains</text:p>
            <text:p>Multiple lin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/>
            <text:p>A cell that starts</text:p>
            <text:p>With an empty line</text:p>
            <text:p>And ends with an empty</text:p>
            <text:p>Line as well</text:p>
            <text:p/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2" office:value-type="string" calcext:value-type="string">
            <text:p>Both alike</text:p>
          </table:table-cell>
          <table:table-cell/>
        </table:table-row>
        <table:table-row table:style-name="ro1" table:number-rows-repeated="1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ell <text:span text:style-name="T1">C14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, 'MS P ゴシック', TLPゴシック, LXゴシック, 東風ゴシック, kochigothic, Gothic, 'MS Gothic', 'HG Gothic J', 'HG Gothic B', 'HG Gothic', Gothic, 'MS PGothic', 'Andale Sans UI', 'Arial Unicode MS', 'Lucida Sans Unicode', Tahoma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Bitstream Vera Sans" fo:language="de" fo:country="DE" style:font-name-asian="Bitstream Vera Sans1" style:language-asian="ja" style:country-asian="JP" style:font-name-complex="Lucidasans" style:language-complex="he" style:country-complex="IL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ndale Sans UI" style:font-family-asian="'Andale Sans UI', 'MS P ゴシック', TLPゴシック, LXゴシック, 東風ゴシック, kochigothic, Gothic, 'MS Gothic', 'HG Gothic J', 'HG Gothic B', 'HG Gothic', Gothic, 'MS PGothic', 'Andale Sans UI', 'Arial Unicode MS', 'Lucida Sans Unicode', Tahoma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.00.0000</text:date>, <text:time style:data-style-name="N2" text:time-value="10:14:42.700954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Christoph Terhechte</meta:initial-creator>
    <meta:creation-date>2005-04-30T17:20:51</meta:creation-date>
    <dc:date>2019-10-03T10:12:41.979970065</dc:date>
    <dc:language>de-DE</dc:language>
    <meta:editing-cycles>6</meta:editing-cycles>
    <meta:editing-duration>PT4M33S</meta:editing-duration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